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6b3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SC-V <text:span text:style-name="T1">Course</text:span></text:h>
      <text:list text:style-name="L1">
        <text:list-item>
          <text:p text:style-name="P2"><text:a xlink:type="simple" xlink:href="https://www.vlsisystemdesign.com/hdp_riscv/" text:style-name="Internet_20_link" text:visited-style-name="Visited_20_Internet_20_Link">https://www.vlsisystemdesign.com/hdp_riscv/</text:a> </text:p>
        </text:list-item>
        <text:list-item>
          <text:p text:style-name="P2">Understanding RISC-V </text:p>
        </text:list-item>
        <text:list-item>
          <text:p text:style-name="P2">Overall design</text:p>
        </text:list-item>
        <text:list-item>
          <text:p text:style-name="P2">C code implementation </text:p>
        </text:list-item>
        <text:list-item>
          <text:p text:style-name="P2">Verification of C code <text:span text:style-name="T1">via compilers</text:span></text:p>
        </text:list-item>
        <text:list-item>
          <text:p text:style-name="P2"><text:span text:style-name="T1">U</text:span>sing ChipCron Tool <text:span text:style-name="T1">to desgin SoC’s</text:span></text:p>
        </text:list-item>
        <text:list-item>
          <text:p text:style-name="P2"><text:span text:style-name="T1">Writing Testbenches</text:span> </text:p>
        </text:list-item>
        <text:list-item>
          <text:p text:style-name="P1">Verification <text:span text:style-name="T1">and </text:span>simulatio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3T20:51:43.768000000</dc:date>
    <meta:editing-duration>PT2M6S</meta:editing-duration>
    <meta:editing-cycles>1</meta:editing-cycles>
    <meta:document-statistic meta:table-count="0" meta:image-count="0" meta:object-count="0" meta:page-count="1" meta:paragraph-count="9" meta:word-count="35" meta:character-count="241" meta:non-whitespace-character-count="218"/>
    <meta:generator>LibreOffice/24.2.1.2$Windows_X86_64 LibreOffice_project/db4def46b0453cc22e2d0305797cf981b68ef5ac</meta:generator>
  </office:meta>
</office:document-meta>
</file>